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sub>
                <mi>v</mi>
                <mi>y</mi>
              </msub>
              <mo stretchy="false">=</mo>
              <mi mathvariant="italic">sg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sub>
              <mi mathvariant="italic">ma</mi>
              <mi>x</mi>
            </msub>
            <mo stretchy="false">=</mo>
            <mrow>
              <mo stretchy="false">−</mo>
              <msub>
                <mi>F</mi>
                <mrow>
                  <mi mathvariant="italic">тр</mi>
                  <mn>.</mn>
                  <mi>Х</mi>
                </mrow>
              </msub>
            </mrow>
            <mo stretchy="false">=</mo>
            <mrow>
              <mrow>
                <mo stretchy="false">−</mo>
                <mi>k</mi>
              </mrow>
              <mo stretchy="false">∗</mo>
              <msubsup>
                <mi>v</mi>
                <mi>x</mi>
                <mn>2</mn>
              </msubsup>
            </mrow>
          </mrow>
        </mtd>
      </mtr>
      <mtr>
        <mtd>
          <mrow>
            <msub>
              <mi mathvariant="italic">ma</mi>
              <mi>y</mi>
            </msub>
            <mo stretchy="false">=</mo>
            <mrow>
              <mi mathvariant="italic">mg</mi>
              <mo stretchy="false">−</mo>
              <msub>
                <mi>F</mi>
                <mrow>
                  <mi mathvariant="italic">тр</mi>
                  <mn>.</mn>
                  <mi>Y</mi>
                </mrow>
              </msub>
            </mrow>
            <mo stretchy="false">=</mo>
            <mrow>
              <mi mathvariant="italic">mg</mi>
              <mo stretchy="false">−</mo>
              <msub>
                <mi mathvariant="italic">kv</mi>
                <mi>y</mi>
              </msub>
            </mrow>
          </mrow>
        </mtd>
      </mtr>
      <mtr>
        <mtd>
          <mrow>
            <mrow>
              <mi>h</mi>
              <mo stretchy="false">=</mo>
              <mrow>
                <msub>
                  <mi>h</mi>
                  <mn>0</mn>
                </msub>
                <mo stretchy="false">−</mo>
                <mi mathvariant="italic">sgn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i>l</mi>
              <mo stretchy="false">=</mo>
              <mrow>
                <msub>
                  <mi>v</mi>
                  <mn>0</mn>
                </msub>
                <mo stretchy="false">∗</mo>
                <mi>cos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sub>
              <mi>v</mi>
              <mi>x</mi>
            </msub>
            <mo stretchy="false">=</mo>
            <mfrac>
              <mrow>
                <mo fence="true" form="prefix" stretchy="false">(</mo>
                <mrow>
                  <mrow>
                    <mi>m</mi>
                    <mrow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sub>
                                      <mi mathvariant="italic">kv</mi>
                                      <mn>0</mn>
                                    </msub>
                                    <mi>cos</mi>
                                    <mrow>
                                      <mo fence="true" form="prefix" stretchy="false">(</mo>
                                      <mrow>
                                        <mi>a</mi>
                                      </mrow>
                                      <mo fence="true" form="postfix" stretchy="false">)</mo>
                                    </mrow>
                                    <mrow>
                                      <msup>
                                        <mi>t</mi>
                                        <mn>2</mn>
                                      </msup>
                                      <mo stretchy="false">+</mo>
                                      <mi>m</mi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i>m</mi>
                            </mfrac>
                          </mrow>
                          <mo fence="true" form="postfix" stretchy="false">)</mo>
                        </mrow>
                      </msqrt>
                      <mo stretchy="false">−</mo>
                      <mn>1</mn>
                    </mrow>
                  </mrow>
                </mrow>
                <mo fence="true" form="postfix" stretchy="false">)</mo>
              </mrow>
              <msup>
                <mi mathvariant="italic">kt</mi>
                <mn>2</mn>
              </msup>
            </mfrac>
          </mrow>
        </mtd>
      </mtr>
      <mtr>
        <mtd>
          <mrow>
            <msub>
              <mi>v</mi>
              <mi>y</mi>
            </msub>
            <mo stretchy="false">=</mo>
            <mfrac>
              <mrow>
                <mo stretchy="false">−</mo>
                <mrow>
                  <mo fence="true" form="prefix" stretchy="false">(</mo>
                  <mrow>
                    <mrow>
                      <mi>g</mi>
                      <mrow>
                        <mfrac>
                          <msup>
                            <mi>t</mi>
                            <mn>2</mn>
                          </msup>
                          <mn>2</mn>
                        </mfrac>
                        <mo stretchy="false">−</mo>
                        <msub>
                          <mi>v</mi>
                          <mn>0</mn>
                        </msub>
                      </mrow>
                      <mi mathvariant="italic">sign</mi>
                      <mrow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  <mo stretchy="false">∗</mo>
                        <mi>sin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frac>
                      <mrow>
                        <mi>k</mi>
                        <mo stretchy="false">∗</mo>
                        <msup>
                          <mi>t</mi>
                          <mn>2</mn>
                        </msup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∗</mo>
                            <mi>m</mi>
                          </mrow>
                        </mrow>
                        <mo fence="true" form="postfix" stretchy="false">)</mo>
                      </mrow>
                    </mfrac>
                    <mo stretchy="false">+</mo>
                    <mn>1</mn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n>0</mn>
              <mo stretchy="false">−</mo>
              <mfrac>
                <mrow>
                  <mo fence="true" form="prefix" stretchy="false">(</mo>
                  <mrow>
                    <mrow>
                      <msup>
                        <mi>t</mi>
                        <mn>2</mn>
                      </msup>
                      <mrow>
                        <mi mathvariant="italic">gm</mi>
                        <mo stretchy="false">+</mo>
                        <mfrac>
                          <mrow>
                            <mo fence="true" form="prefix" stretchy="false">(</mo>
                            <mrow>
                              <mrow>
                                <mi>k</mi>
                                <mrow>
                                  <mfrac>
                                    <mrow>
                                      <mo fence="true" form="prefix" stretchy="false">(</mo>
                                      <mrow>
                                        <mrow>
                                          <mi>g</mi>
                                          <mo stretchy="false">∗</mo>
                                          <msup>
                                            <mi>t</mi>
                                            <mn>2</mn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  <mn>2</mn>
                                  </mfrac>
                                  <mo stretchy="false">−</mo>
                                  <msub>
                                    <mi>v</mi>
                                    <mn>0</mn>
                                  </msub>
                                </mrow>
                                <mi mathvariant="italic">sign</mi>
                                <mrow>
                                  <mrow>
                                    <mo fence="true" form="prefix" stretchy="false">(</mo>
                                    <mrow>
                                      <mi>a</mi>
                                    </mrow>
                                    <mo fence="true" form="postfix" stretchy="false">)</mo>
                                  </mrow>
                                  <mo stretchy="false">∗</mo>
                                  <mi>sin</mi>
                                </mrow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frac>
                                  <mrow>
                                    <mo fence="true" form="prefix" stretchy="false">(</mo>
                                    <mrow>
                                      <mrow>
                                        <mi>k</mi>
                                        <mo stretchy="false">∗</mo>
                                        <msup>
                                          <mi>t</mi>
                                          <mn>2</mn>
                                        </msup>
                                      </mrow>
                                    </mrow>
                                    <mo fence="true" form="postfix" stretchy="false">)</mo>
                                  </mrow>
                                  <mrow>
                                    <mo fence="true" form="prefix" stretchy="false">(</mo>
                                    <mrow>
                                      <mrow>
                                        <mn>2</mn>
                                        <mo stretchy="false">∗</mo>
                                        <mi>m</mi>
                                      </mrow>
                                    </mrow>
                                    <mo fence="true" form="postfix" stretchy="false">)</mo>
                                  </mrow>
                                </mfrac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m</mi>
                    </mrow>
                  </mrow>
                  <mo fence="true" form="postfix" stretchy="false">)</mo>
                </mrow>
              </mfrac>
              <mo stretchy="false">−</mo>
              <msub>
                <mi mathvariant="italic">tv</mi>
                <mn>0</mn>
              </msub>
            </mrow>
            <mi mathvariant="italic">sig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si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sub>
                <mi mathvariant="italic">t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frac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sqrt>
                                <mrow>
                                  <mo fence="true" form="prefix" stretchy="false">(</mo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2</mn>
                                            <msub>
                                              <mi mathvariant="italic">kv</mi>
                                              <mn>0</mn>
                                            </msub>
                                            <mi>cos</mi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sup>
                                                <mi>t</mi>
                                                <mn>2</mn>
                                              </msup>
                                              <mo stretchy="false">+</mo>
                                              <mi>m</mi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m</mi>
                                    </mfrac>
                                  </mrow>
                                  <mo fence="true" form="postfix" stretchy="false">)</mo>
                                </mrow>
                              </msqrt>
                              <mo stretchy="false">+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k</mi>
                      <mo stretchy="false">∗</mo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L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v</mi>
            <mo stretchy="false">=</mo>
            <mfrac>
              <mrow>
                <mo stretchy="false">−</mo>
                <mrow>
                  <mo fence="true" form="prefix" stretchy="false">(</mo>
                  <mrow>
                    <mrow>
                      <mrow>
                        <mi>h</mi>
                        <mo stretchy="false">−</mo>
                        <mi>h</mi>
                      </mrow>
                      <mrow>
                        <mn>0</mn>
                        <mo stretchy="false">+</mo>
                        <mfrac>
                          <mrow>
                            <mo fence="true" form="prefix" stretchy="false">(</mo>
                            <mrow>
                              <mrow>
                                <msup>
                                  <mi>t</mi>
                                  <mn>2</mn>
                                </msup>
                                <mrow>
                                  <mo fence="true" form="prefix" stretchy="false">(</mo>
                                  <mrow>
                                    <mrow>
                                      <mi mathvariant="italic">gm</mi>
                                      <mo stretchy="false">+</mo>
                                      <mfrac>
                                        <mrow>
                                          <mo fence="true" form="prefix" stretchy="false">(</mo>
                                          <mrow>
                                            <msup>
                                              <mi mathvariant="italic">gkt</mi>
                                              <mn>2</mn>
                                            </msup>
                                          </mrow>
                                          <mo fence="true" form="postfix" stretchy="false">)</mo>
                                        </mrow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n>2</mn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frac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sup>
                                                            <mi mathvariant="italic">kt</mi>
                                                            <mn>2</mn>
                                                          </msup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row>
                                                            <mn>2</mn>
                                                            <mi>m</mi>
                                                          </mrow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</mfrac>
                                                    <mo stretchy="false">+</mo>
                                                    <mn>1</mn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frac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n>2</mn>
                                <mi>m</mi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i>t</mi>
                    <mi mathvariant="italic">sign</mi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  <mi>sin</mi>
                    <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o stretchy="false">−</mo>
                      <mfrac>
                        <mrow>
                          <mo fence="true" form="prefix" stretchy="false">(</mo>
                          <mrow>
                            <mrow>
                              <msup>
                                <mi mathvariant="italic">kt</mi>
                                <mn>2</mn>
                              </msup>
                              <mi mathvariant="italic">sign</mi>
                              <mrow>
                                <mo fence="true" form="prefix" stretchy="false">(</mo>
                                <mrow>
                                  <mi>a</mi>
                                </mrow>
                                <mo fence="true" form="postfix" stretchy="false">)</mo>
                              </mrow>
                              <mi>sin</mi>
                              <mrow>
                                <mo fence="true" form="prefix" stretchy="false">(</mo>
                                <mrow>
                                  <mi>a</mi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o fence="true" form="prefix" stretchy="false">(</mo>
                          <mrow>
                            <mrow>
                              <mn>2</mn>
                              <mi>m</mi>
                              <mrow>
                                <mo fence="true" form="prefix" stretchy="false">(</mo>
                                <mrow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sup>
                                            <mi mathvariant="italic">kt</mi>
                                            <mn>2</mn>
                                          </msup>
                                        </mrow>
                                        <mo fence="true" form="postfix" stretchy="false">)</mo>
                                      </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2</mn>
                                            <mi>m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frac>
                                    <mo stretchy="false">+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frac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i>L</mi>
            <mo stretchy="false">=</mo>
            <mrow>
              <mfrac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frac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n>2</mn>
                                                    <msup>
                                                      <mi mathvariant="italic">kt</mi>
                                                      <mn>2</mn>
                                                    </msup>
                                                    <mi>cos</mi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i>a</mi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row>
                                                          <mrow>
                                                            <mi>h</mi>
                                                            <mo stretchy="false">−</mo>
                                                            <mi>h</mi>
                                                          </mrow>
                                                          <mrow>
                                                            <mn>0</mn>
                                                            <mo stretchy="false">+</mo>
                                                            <mi>s</mi>
                                                          </mrow>
                                                          <mfrac>
                                                            <mrow>
                                                              <mo fence="true" form="prefix" stretchy="false">(</mo>
                                                              <mrow>
                                                                <mrow>
                                                                  <msup>
                                                                    <mi>t</mi>
                                                                    <mn>2</mn>
                                                                  </msup>
                                                                  <mrow>
                                                                    <mo fence="true" form="prefix" stretchy="false">(</mo>
                                                                    <mrow>
                                                                      <mrow>
                                                                        <mi>g</mi>
                                                                        <mrow>
                                                                          <mi>m</mi>
                                                                          <mo stretchy="false">+</mo>
                                                                          <mfrac>
                                                                            <mrow>
                                                                              <mo fence="true" form="prefix" stretchy="false">(</mo>
                                                                              <mrow>
                                                                                <mrow>
                                                                                  <mi>g</mi>
                                                                                  <mi>k</mi>
                                                                                  <msup>
                                                                                    <mi>t</mi>
                                                                                    <mn>2</mn>
                                                                                  </msup>
                                                                                </mrow>
                                                                              </mrow>
                                                                              <mo fence="true" form="postfix" stretchy="false">)</mo>
                                                                            </mrow>
                                                                            <mrow>
                                                                              <mo fence="true" form="prefix" stretchy="false">(</mo>
                                                                              <mrow>
                                                                                <mrow>
                                                                                  <mn>2</mn>
                                                                                  <mrow>
                                                                                    <mo fence="true" form="prefix" stretchy="false">(</mo>
                                                                                    <mrow>
                                                                                      <mrow>
                                                                                        <mfrac>
                                                                                          <mrow>
                                                                                            <mo fence="true" form="prefix" stretchy="false">(</mo>
                                                                                            <mrow>
                                                                                              <mrow>
                                                                                                <mi>k</mi>
                                                                                                <msup>
                                                                                                  <mi>t</mi>
                                                                                                  <mn>2</mn>
                                                                                                </msup>
                                                                                              </mrow>
                                                                                            </mrow>
                                                                                            <mo fence="true" form="postfix" stretchy="false">)</mo>
                                                                                          </mrow>
                                                                                          <mrow>
                                                                                            <mo fence="true" form="prefix" stretchy="false">(</mo>
                                                                                            <mrow>
                                                                                              <mrow>
                                                                                                <mn>2</mn>
                                                                                                <mi>m</mi>
                                                                                              </mrow>
                                                                                            </mrow>
                                                                                            <mo fence="true" form="postfix" stretchy="false">)</mo>
                                                                                          </mrow>
                                                                                        </mfrac>
                                                                                        <mo stretchy="false">+</mo>
                                                                                        <mn>1</mn>
                                                                                      </mrow>
                                                                                    </mrow>
                                                                                    <mo fence="true" form="postfix" stretchy="false">)</mo>
                                                                                  </mrow>
                                                                                </mrow>
                                                                              </mrow>
                                                                              <mo fence="true" form="postfix" stretchy="false">)</mo>
                                                                            </mrow>
                                                                          </mfrac>
                                                                        </mrow>
                                                                      </mrow>
                                                                    </mrow>
                                                                    <mo fence="true" form="postfix" stretchy="false">)</mo>
                                                                  </mrow>
                                                                </mrow>
                                                              </mrow>
                                                              <mo fence="true" form="postfix" stretchy="false">)</mo>
                                                            </mrow>
                                                            <mrow>
                                                              <mo fence="true" form="prefix" stretchy="false">(</mo>
                                                              <mrow>
                                                                <mrow>
                                                                  <mn>2</mn>
                                                                  <mi>m</mi>
                                                                </mrow>
                                                              </mrow>
                                                              <mo fence="true" form="postfix" stretchy="false">)</mo>
                                                            </mrow>
                                                          </mfrac>
                                                        </mrow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i>t</mi>
                                                    <mi mathvariant="italic">sign</mi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i>a</mi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i>sin</mi>
                                                    <mrow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i>a</mi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  <mo stretchy="false">−</mo>
                                                      <mfrac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i>k</mi>
                                                              <msup>
                                                                <mi>t</mi>
                                                                <mn>2</mn>
                                                              </msup>
                                                              <mi mathvariant="italic">sign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i>a</mi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i>sin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i>a</mi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n>2</mn>
                                                              <mi>m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frac>
                                                                      <mrow>
                                                                        <mo fence="true" form="prefix" stretchy="false">(</mo>
                                                                        <mrow>
                                                                          <mrow>
                                                                            <mi>k</mi>
                                                                            <msup>
                                                                              <mi>t</mi>
                                                                              <mn>2</mn>
                                                                            </msup>
                                                                          </mrow>
                                                                        </mrow>
                                                                        <mo fence="true" form="postfix" stretchy="false">)</mo>
                                                                      </mrow>
                                                                      <mrow>
                                                                        <mo fence="true" form="prefix" stretchy="false">(</mo>
                                                                        <mrow>
                                                                          <mrow>
                                                                            <mn>2</mn>
                                                                            <mi>m</mi>
                                                                          </mrow>
                                                                        </mrow>
                                                                        <mo fence="true" form="postfix" stretchy="false">)</mo>
                                                                      </mrow>
                                                                    </mfrac>
                                                                    <mo stretchy="false">+</mo>
                                                                    <mn>1</mn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frac>
                                                    </mrow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frac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m</mi>
                                    </mfrac>
                                  </mrow>
                                  <mo fence="true" form="postfix" stretchy="false">)</mo>
                                </mrow>
                                <mrow>
                                  <mo fence="true" form="prefix" stretchy="false">(</mo>
                                  <mrow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  <mo fence="true" form="postfix" stretchy="false">)</mo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i>k</mi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</mfrac>
              <mo stretchy="false">−</mo>
              <mfrac>
                <mrow>
                  <mo fence="true" form="prefix" stretchy="false">(</mo>
                  <mrow>
                    <mrow>
                      <mi>t</mi>
                      <mi>cos</mi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row>
                              <mi>h</mi>
                              <mo stretchy="false">−</mo>
                              <mi>h</mi>
                            </mrow>
                            <mrow>
                              <mn>0</mn>
                              <mo stretchy="false">+</mo>
                              <mfrac>
                                <mrow>
                                  <mo fence="true" form="prefix" stretchy="false">(</mo>
                                  <mrow>
                                    <mrow>
                                      <msup>
                                        <mi>t</mi>
                                        <mn>2</mn>
                                      </msup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g</mi>
                                            <mrow>
                                              <mi>m</mi>
                                              <mo stretchy="false">+</mo>
                                              <mfrac>
                                                <mrow>
                                                  <mo fence="true" form="prefix" stretchy="false">(</mo>
                                                  <mrow>
                                                    <mrow>
                                                      <mi>g</mi>
                                                      <mi>k</mi>
                                                      <msup>
                                                        <mi>t</mi>
                                                        <mn>2</mn>
                                                      </msup>
                                                    </mrow>
                                                  </mrow>
                                                  <mo fence="true" form="postfix" stretchy="false">)</mo>
                                                </mrow>
                                                <mrow>
                                                  <mo fence="true" form="prefix" stretchy="false">(</mo>
                                                  <mrow>
                                                    <mrow>
                                                      <mn>2</mn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row>
                                                            <mfrac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k</mi>
                                                                    <msup>
                                                                      <mi>t</mi>
                                                                      <mn>2</mn>
                                                                    </msup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n>2</mn>
                                                                    <mi>m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frac>
                                                            <mo stretchy="false">+</mo>
                                                            <mn>1</mn>
                                                          </mrow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</mrow>
                                                  </mrow>
                                                  <mo fence="true" form="postfix" stretchy="false">)</mo>
                                                </mrow>
                                              </mfrac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  <mrow>
                                  <mo fence="true" form="prefix" stretchy="false">(</mo>
                                  <mrow>
                                    <mrow>
                                      <mn>2</mn>
                                      <mi>m</mi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t</mi>
                      <mi mathvariant="italic">sign</mi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i>sin</mi>
                      <mrow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  <mo stretchy="false">−</mo>
                        <mfrac>
                          <mrow>
                            <mo fence="true" form="prefix" stretchy="false">(</mo>
                            <mrow>
                              <mrow>
                                <mi>k</mi>
                                <msup>
                                  <mi>t</mi>
                                  <mn>2</mn>
                                </msup>
                                <mi mathvariant="italic">sign</mi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  <mi>sin</mi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n>2</mn>
                                <mi>m</mi>
                                <mrow>
                                  <mo fence="true" form="prefix" stretchy="false">(</mo>
                                  <mrow>
                                    <mrow>
                                      <mfrac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k</mi>
                                              <msup>
                                                <mi>t</mi>
                                                <mn>2</mn>
                                              </msup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n>2</mn>
                                              <mi>m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frac>
                                      <mo stretchy="false">+</mo>
                                      <mn>1</mn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</mfrac>
              <mo stretchy="false">−</mo>
              <mi>l</mi>
            </mrow>
          </mrow>
        </mtd>
      </mtr>
      <mtr>
        <mtd>
          <mrow/>
        </mtd>
      </mtr>
      <mtr>
        <mtd>
          <mrow>
            <mrow>
              <msub>
                <mi mathvariant="italic">mv</mi>
                <mn>0</mn>
              </msub>
              <mo stretchy="false">=</mo>
              <mrow>
                <mo fence="true" form="prefix" stretchy="false">(</mo>
                <mrow>
                  <mrow>
                    <mi>m</mi>
                    <mo stretchy="false">+</mo>
                    <mi>M</mi>
                  </mrow>
                </mrow>
                <mo fence="true" form="postfix" stretchy="false">)</mo>
              </mrow>
            </mrow>
            <mi>v</mi>
          </mrow>
        </mtd>
      </mtr>
      <mtr>
        <mtd>
          <mrow>
            <mrow>
              <mo fence="true" form="prefix" stretchy="false">(</mo>
              <mrow>
                <mrow>
                  <mi>m</mi>
                  <mo stretchy="false">+</mo>
                  <mi>M</mi>
                </mrow>
              </mrow>
              <mo fence="true" form="postfix" stretchy="false">)</mo>
            </mrow>
            <mrow>
              <mfrac>
                <msup>
                  <mi>v</mi>
                  <mn>2</mn>
                </msup>
                <mn>2</mn>
              </mfrac>
              <mo stretchy="false">=</mo>
              <mi>k</mi>
            </mrow>
            <mrow>
              <mo fence="true" form="prefix" stretchy="false">(</mo>
              <mrow>
                <mrow>
                  <mi>m</mi>
                  <mo stretchy="false">+</mo>
                  <mi>M</mi>
                </mrow>
              </mrow>
              <mo fence="true" form="postfix" stretchy="false">)</mo>
            </mrow>
            <mrow>
              <mfrac>
                <msup>
                  <mi>v</mi>
                  <mn>2</mn>
                </msup>
                <mn>2</mn>
              </mfrac>
              <mo stretchy="false">+</mo>
              <mrow>
                <mo fence="true" form="prefix" stretchy="false">(</mo>
                <mrow>
                  <mrow>
                    <mi>m</mi>
                    <mo stretchy="false">+</mo>
                    <mi>M</mi>
                  </mrow>
                </mrow>
                <mo fence="true" form="postfix" stretchy="false">)</mo>
              </mrow>
            </mrow>
            <mi mathvariant="italic">gh</mi>
          </mrow>
        </mtd>
      </mtr>
      <mtr>
        <mtd>
          <mrow>
            <mrow>
              <mi>h</mi>
              <mo stretchy="false">=</mo>
              <mi>l</mi>
            </mrow>
            <mrow>
              <mo fence="true" form="prefix" stretchy="false">(</mo>
              <mrow>
                <mrow>
                  <mrow>
                    <mn>1</mn>
                    <mo stretchy="false">−</mo>
                    <mi>cos</mi>
                  </mrow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i>a</mi>
              <mo stretchy="false">=</mo>
              <mi mathvariant="italic">acos</mi>
            </mrow>
            <mrow>
              <mo fence="true" form="prefix" stretchy="false">(</mo>
              <mrow>
                <mfrac>
                  <mrow>
                    <mo fence="true" form="prefix" stretchy="false">(</mo>
                    <mrow>
                      <mrow>
                        <mrow>
                          <mi mathvariant="italic">gl</mi>
                          <mo stretchy="false">−</mo>
                          <mfrac>
                            <msup>
                              <mrow>
                                <mo fence="true" form="prefix" stretchy="false">(</mo>
                                <mrow>
                                  <mfrac>
                                    <msub>
                                      <mi mathvariant="italic">mv</mi>
                                      <mn>0</mn>
                                    </msub>
                                    <mrow>
                                      <mo fence="true" form="prefix" stretchy="false">(</mo>
                                      <mrow>
                                        <mrow>
                                          <mi>m</mi>
                                          <mo stretchy="false">+</mo>
                                          <mi>M</mi>
                                        </mrow>
                                      </mrow>
                                      <mo fence="true" form="postfix" stretchy="false">)</mo>
                                    </mrow>
                                  </mfrac>
                                </mrow>
                                <mo fence="true" form="postfix" stretchy="false">)</mo>
                              </mrow>
                              <mn>2</mn>
                            </msup>
                            <mn>2</mn>
                          </mfrac>
                        </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i>k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 mathvariant="italic">gl</mi>
                </mfrac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sub>
                <mi>v</mi>
                <mn>0</mn>
              </msub>
              <mo stretchy="false">=</mo>
              <mfrac>
                <mrow>
                  <mo fence="true" form="prefix" stretchy="false">(</mo>
                  <mrow>
                    <mrow>
                      <mi>m</mi>
                      <mo stretchy="false">+</mo>
                      <mi>M</mi>
                    </mrow>
                  </mrow>
                  <mo fence="true" form="postfix" stretchy="false">)</mo>
                </mrow>
                <mi>m</mi>
              </mfrac>
            </mrow>
            <msqrt>
              <mrow>
                <mo fence="true" form="prefix" stretchy="false">(</mo>
                <mrow>
                  <mrow>
                    <mn>2</mn>
                    <mi mathvariant="italic">gl</mi>
                    <mfrac>
                      <mrow>
                        <mo fence="true" form="prefix" stretchy="false">(</mo>
                        <mrow>
                          <mrow>
                            <mrow>
                              <mn>1</mn>
                              <mo stretchy="false">−</mo>
                              <mi>cos</mi>
                            </mrow>
                            <mrow>
                              <mo fence="true" form="prefix" stretchy="false">(</mo>
                              <mrow>
                                <mi>a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n>1</mn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frac>
                  </mrow>
                </mrow>
                <mo fence="true" form="postfix" stretchy="false">)</mo>
              </mrow>
            </msqrt>
          </mrow>
        </mtd>
      </mtr>
      <mtr>
        <mtd>
          <mrow/>
        </mtd>
      </mtr>
      <mtr>
        <mtd>
          <mrow/>
        </mtd>
      </mtr>
      <mtr>
        <mtd>
          <mrow>
            <mi mathvariant="italic">Δa</mi>
            <mo stretchy="false">=</mo>
            <mrow>
              <mfrac>
                <mrow>
                  <mo fence="true" form="prefix" stretchy="false">(</mo>
                  <mrow>
                    <mrow>
                      <mi mathvariant="italic">Δm</mi>
                      <mrow>
                        <mo fence="true" form="prefix" stretchy="false">(</mo>
                        <mrow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>m</mi>
                                      <mn>2</mn>
                                    </msup>
                                    <mi>v</mi>
                                    <msup>
                                      <mn>0</mn>
                                      <mn>2</mn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i>M</mi>
                                      <mo stretchy="false">+</mo>
                                      <mi>m</mi>
                                    </mrow>
                                  </mrow>
                                  <mo fence="true" form="postfix" stretchy="false">)</mo>
                                </mrow>
                                <mn>3</mn>
                              </msup>
                            </mfrac>
                            <mo stretchy="false">−</mo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i>m</mi>
                                    <mi>v</mi>
                                    <msup>
                                      <mn>0</mn>
                                      <mn>2</mn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i>M</mi>
                                      <mo stretchy="false">+</mo>
                                      <mi>m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frac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g</mi>
                      <mi>l</mi>
                      <msqrt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frac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i>g</mi>
                                        <mrow>
                                          <mi>l</mi>
                                          <mo stretchy="false">+</mo>
                                          <mfrac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sup>
                                                    <mi>m</mi>
                                                    <mn>2</mn>
                                                  </msup>
                                                  <mi>v</mi>
                                                  <msup>
                                                    <mn>0</mn>
                                                    <mn>2</mn>
                                                  </msup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−</mo>
                                                        <mn>1</mn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n>2</mn>
                                                  <msup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row>
                                                          <mi>M</mi>
                                                          <mo stretchy="false">+</mo>
                                                          <mi>m</mi>
                                                        </mrow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frac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row>
                                  <mo fence="true" form="prefix" stretchy="false">(</mo>
                                  <mrow>
                                    <mrow>
                                      <msup>
                                        <mi>g</mi>
                                        <mn>2</mn>
                                      </msup>
                                      <msup>
                                        <mi>l</mi>
                                        <mn>2</mn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frac>
              <mo stretchy="false">−</mo>
              <mfrac>
                <mrow>
                  <mo fence="true" form="prefix" stretchy="false">(</mo>
                  <mrow>
                    <mrow>
                      <mi mathvariant="italic">Δk</mi>
                      <msup>
                        <mi>m</mi>
                        <mn>2</mn>
                      </msup>
                      <mi>v</mi>
                      <msup>
                        <mn>0</mn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i>g</mi>
                      <mi>l</mi>
                      <msup>
                        <mrow>
                          <mo fence="true" form="prefix" stretchy="false">(</mo>
                          <mrow>
                            <mrow>
                              <mi>M</mi>
                              <mo stretchy="false">+</mo>
                              <mi>m</mi>
                            </mrow>
                          </mrow>
                          <mo fence="true" form="postfix" stretchy="false">)</mo>
                        </mrow>
                        <mn>2</mn>
                      </msup>
                      <msqrt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frac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i>g</mi>
                                        <mrow>
                                          <mi>l</mi>
                                          <mo stretchy="false">+</mo>
                                          <mfrac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sup>
                                                    <mi>m</mi>
                                                    <mn>2</mn>
                                                  </msup>
                                                  <mi>v</mi>
                                                  <msup>
                                                    <mn>0</mn>
                                                    <mn>2</mn>
                                                  </msup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−</mo>
                                                        <mn>1</mn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n>2</mn>
                                                  <msup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row>
                                                          <mi>M</mi>
                                                          <mo stretchy="false">+</mo>
                                                          <mi>m</mi>
                                                        </mrow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frac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row>
                                  <mo fence="true" form="prefix" stretchy="false">(</mo>
                                  <mrow>
                                    <mrow>
                                      <msup>
                                        <mi>g</mi>
                                        <mn>2</mn>
                                      </msup>
                                      <msup>
                                        <mi>l</mi>
                                        <mn>2</mn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frac>
              <mo stretchy="false">+</mo>
              <mfrac>
                <mrow>
                  <mo fence="true" form="prefix" stretchy="false">(</mo>
                  <mrow>
                    <mrow>
                      <mi mathvariant="italic">ΔM</mi>
                      <msup>
                        <mi>m</mi>
                        <mn>2</mn>
                      </msup>
                      <mi>v</mi>
                      <msup>
                        <mn>0</mn>
                        <mn>2</mn>
                      </msup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g</mi>
                      <mi>l</mi>
                      <msup>
                        <mrow>
                          <mo fence="true" form="prefix" stretchy="false">(</mo>
                          <mrow>
                            <mrow>
                              <mi>M</mi>
                              <mo stretchy="false">+</mo>
                              <mi>m</mi>
                            </mrow>
                          </mrow>
                          <mo fence="true" form="postfix" stretchy="false">)</mo>
                        </mrow>
                        <mn>3</mn>
                      </msup>
                      <msqrt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frac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i>g</mi>
                                        <mrow>
                                          <mi>l</mi>
                                          <mo stretchy="false">+</mo>
                                          <mfrac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sup>
                                                    <mi>m</mi>
                                                    <mn>2</mn>
                                                  </msup>
                                                  <mi>v</mi>
                                                  <msup>
                                                    <mn>0</mn>
                                                    <mn>2</mn>
                                                  </msup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−</mo>
                                                        <mn>1</mn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n>2</mn>
                                                  <msup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row>
                                                          <mi>M</mi>
                                                          <mo stretchy="false">+</mo>
                                                          <mi>m</mi>
                                                        </mrow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frac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row>
                                  <mo fence="true" form="prefix" stretchy="false">(</mo>
                                  <mrow>
                                    <mrow>
                                      <msup>
                                        <mi>g</mi>
                                        <mn>2</mn>
                                      </msup>
                                      <msup>
                                        <mi>l</mi>
                                        <mn>2</mn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row>
              <mi mathvariant="italic">Δv</mi>
              <mo stretchy="false">=</mo>
              <mi mathvariant="italic">Δm</mi>
            </mrow>
            <mrow>
              <mrow>
                <mo fence="true" form="prefix" stretchy="false">(</mo>
                <mrow>
                  <mrow>
                    <mfrac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i>g</mi>
                                    <mi>l</mi>
                                    <mrow>
                                      <mo fence="true" form="prefix" stretchy="false">(</mo>
                                      <mrow>
                                        <mrow>
                                          <mi>cos</mi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i>k</mi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sqrt>
                      <mi>m</mi>
                    </mfrac>
                    <mo stretchy="false">−</mo>
                    <mfrac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i>M</mi>
                                  <mo stretchy="false">+</mo>
                                  <mi>m</mi>
                                </mrow>
                              </mrow>
                              <mo fence="true" form="postfix" stretchy="false">)</mo>
                            </mrow>
                            <msqrt>
                              <mrow>
                                <mo fence="true" form="prefix" stretchy="false">(</mo>
                                <mrow>
                                  <mfrac>
                                    <mrow>
                                      <mo fence="true" form="prefix" stretchy="false">(</mo>
                                      <mrow>
                                        <mrow>
                                          <mn>2</mn>
                                          <mi>g</mi>
                                          <mi>l</mi>
                                          <mrow>
                                            <mo fence="true" form="prefix" stretchy="false">(</mo>
                                            <mrow>
                                              <mrow>
                                                <mi>cos</mi>
                                                <mrow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i>a</mi>
                                                    </mrow>
                                                    <mo fence="true" form="postfix" stretchy="false">)</mo>
                                                  </mrow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  <mo fence="true" form="postfix" stretchy="false">)</mo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  <mrow>
                                      <mo fence="true" form="prefix" stretchy="false">(</mo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  <mo fence="true" form="postfix" stretchy="false">)</mo>
                                    </mrow>
                                  </mfrac>
                                </mrow>
                                <mo fence="true" form="postfix" stretchy="false">)</mo>
                              </mrow>
                            </msqrt>
                          </mrow>
                        </mrow>
                        <mo fence="true" form="postfix" stretchy="false">)</mo>
                      </mrow>
                      <msup>
                        <mi>m</mi>
                        <mn>2</mn>
                      </msup>
                    </mfrac>
                  </mrow>
                </mrow>
                <mo fence="true" form="postfix" stretchy="false">)</mo>
              </mrow>
              <mo stretchy="false">+</mo>
              <mfrac>
                <mrow>
                  <mo fence="true" form="prefix" stretchy="false">(</mo>
                  <mrow>
                    <mrow>
                      <mi mathvariant="italic">ΔM</mi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i>g</mi>
                                    <mi>l</mi>
                                    <mrow>
                                      <mo fence="true" form="prefix" stretchy="false">(</mo>
                                      <mrow>
                                        <mrow>
                                          <mi>cos</mi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i>k</mi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  <mi>m</mi>
              </mfrac>
              <mo stretchy="false">−</mo>
              <mfrac>
                <mrow>
                  <mo fence="true" form="prefix" stretchy="false">(</mo>
                  <mrow>
                    <mrow>
                      <mi mathvariant="italic">Δa</mi>
                      <mi>g</mi>
                      <mi>l</mi>
                      <mi>sin</mi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M</mi>
                            <mo stretchy="false">+</mo>
                            <mi>m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m</mi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i>g</mi>
                                    <mi>l</mi>
                                    <mrow>
                                      <mo fence="true" form="prefix" stretchy="false">(</mo>
                                      <mrow>
                                        <mrow>
                                          <mi>cos</mi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i>k</mi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frac>
              <mo stretchy="false">−</mo>
              <mfrac>
                <mrow>
                  <mo fence="true" form="prefix" stretchy="false">(</mo>
                  <mrow>
                    <mrow>
                      <mi mathvariant="italic">Δk</mi>
                      <mi>g</mi>
                      <mi>l</mi>
                      <mrow>
                        <mo fence="true" form="prefix" stretchy="false">(</mo>
                        <mrow>
                          <mrow>
                            <mi>M</mi>
                            <mo stretchy="false">+</mo>
                            <mi>m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cos</mi>
                            <mrow>
                              <mrow>
                                <mo fence="true" form="prefix" stretchy="false">(</mo>
                                <mrow>
                                  <mi>a</mi>
                                </mrow>
                                <mo fence="true" form="postfix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i>g</mi>
                                    <mi>l</mi>
                                    <mrow>
                                      <mo fence="true" form="prefix" stretchy="false">(</mo>
                                      <mrow>
                                        <mrow>
                                          <mi>cos</mi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i>k</mi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/>
        </mtd>
      </mtr>
    </mtable>
    <annotation encoding="StarMath 5.0">stack{
v_x=v_0 cos( a )-a_x t^2 over 2   # 
v_y=sgn(a)v_0 sin( a )-a_y t^2 over 2  # 
ma_x=-F_тр.Х=-k*v_x^2  # 
ma_y=mg-F_тр.Y=mg-kv_y #
h=h_0-sgn(a)v_0 sin(a)t-a_y t^2 over 2 #
l=v_0*cos(a)t-a_x t^2 over 2
#
#
#
v_x=(m sqrt((2kv_0cos(a)t^2 + m) over m)-1) over kt^2 #
v_y=-(g t^2 over 2 - v_0 sign(a)*sin(a))over(k*t^2 over(2*m) + 1) #
#
#
h=h0 - (t^2 gm + (k(g*t^2) over 2 - v_0 sign(a)*sin(a))over((k*t^2)over(2*m) + 1))over(2*m) - tv_0 sign(a)*sin(a) #
l=tv_0 cos(a) + (m(sqrt((2kv_0 cos(a)t^2 + m)over m) + 1)^2)over(2*k*t^2)
#
#
#
h=H( t ) #
l=L( t )
#
#
#
v=-(h - h0 + (t^2 (gm + (gkt^2)over(2((kt^2)over(2m) + 1))))over(2m))over(t sign(a) sin(a) - (kt^2 sign(a)sin(a))over(2m((kt^2)over(2m) + 1))) #
#
#
#
#

L =(m(((m - (2kt^2 cos( a) (h - h0 + s(t^2 (g m + (g k t^2)over(2 ((k t^2)over(2 m) + 1))))over(2 m)))over(t sign( a) sin( a) - (k t^2 sign( a) sin( a))over(2 m ((k t^2)over(2 m) + 1))))over m)^(1/2) - 1)^2)over(2 k t^2) - (t cos( a) (h - h0 + (t^2 (g m + (g k t^2)over(2 ((k t^2)over(2 m) + 1))))over(2 m)))over(t sign( a) sin( a) - (k t^2 sign( a) sin( a))over(2 m ((k t^2)over(2 m) + 1))) - l 
#
#
#
mv_0=( m+M )v #
( m+M )v^2 over 2 = k( m+M )v^2 over 2 + (m+M)gh #
h=l(1-cos(a)) #
#
#
a = acos((gl-(mv_0 over (m+M))^2 over 2 (1-k)) over gl )#
#
#

v_0 = (m+M) over m sqrt(2gl(1-cos(a)) over (1-k))#
#
#
#
#

Δa = (Δm ((m^2 v0^2 (k - 1))over(M + m)^3 - (m v0^2 (k - 1)) over (M + m)^2)) over (g l sqrt(1 - (g l + (m^2 v0^2 (k - 1)) over (2 (M + m)^2))^2 over (g^2 l^2))) - (Δk m^2 v0^2) over (2 g l (M + m)^2 sqrt(1 - (g l + (m^2 v0^2 (k - 1)) over (2 (M + m)^2))^2 over (g^2 l^2))) + (ΔM m^2 v0^2 (k - 1)) over (g l (M + m)^3 sqrt(1 - (g l + (m^2 v0^2 (k - 1)) over (2 (M + m)^2))^2 over (g^2 l^2)))
#
#
#
Δv= Δm (sqrt((2 g l (cos(a) - 1)) over (k - 1)) over m - ((M + m) sqrt((2 g l (cos(a) - 1)) over (k - 1))) over m^2) + ( ΔM sqrt((2 g l (cos(a) - 1)) over (k - 1))) over m - ( Δa g l sin(a) (M + m)) over (m (k - 1) sqrt((2 g l (cos(a) - 1)) over (k - 1))) - ( Δk g l (M + m) (cos(a) - 1)) over (m (k - 1)^2 sqrt((2 g l (cos(a) - 1)) over (k - 1)))

#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09-17T10:17:51.864000000</dc:date>
    <meta:editing-duration>PT52M7S</meta:editing-duration>
    <meta:editing-cycles>16</meta:editing-cycles>
  </office:meta>
</office:document-meta>
</file>